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703cm" fo:min-width="3.94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6cm" fo:min-width="3.937cm" style:writing-mode="lr-tb" loext:decorative="false"/>
      <style:paragraph-properties style:writing-mode="lr-tb"/>
    </style:style>
    <style:style style:name="gr4" style:family="graphic" style:parent-style-name="Title_20_A0">
      <style:graphic-properties draw:textarea-horizontal-align="justify" draw:textarea-vertical-align="middle" draw:auto-grow-height="false" fo:min-height="2.54cm" fo:min-width="2.857cm" loext:decorative="false"/>
    </style:style>
    <style:style style:name="gr5" style:family="graphic" style:parent-style-name="Title_20_A0">
      <style:graphic-properties svg:stroke-color="#5983b0" draw:fill="solid" draw:fill-color="#5983b0" draw:textarea-horizontal-align="justify" draw:textarea-vertical-align="middle" draw:auto-grow-height="false" fo:min-height="0.794cm" fo:min-width="1.112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7" style:family="graphic" style:parent-style-name="objectwithoutfill" style:list-style-name="L1">
      <style:graphic-properties draw:marker-end="Arrow" draw:marker-end-width="0.3cm" draw:fill="none" draw:textarea-vertical-align="top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385cm" fo:min-width="3.945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top" loext:decorative="false"/>
      <style:paragraph-properties style:writing-mode="lr-tb"/>
    </style:style>
    <style:style style:name="gr10" style:family="graphic" style:parent-style-name="standard" style:list-style-name="L1">
      <style:graphic-properties draw:textarea-vertical-align="middle" draw:auto-grow-height="false" fo:min-height="0.896cm" fo:min-width="3.503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  <style:paragraph-properties style:writing-mode="lr-tb"/>
    </style:style>
    <style:style style:name="gr12" style:family="graphic" style:parent-style-name="standard" style:list-style-name="L1">
      <style:graphic-properties draw:textarea-vertical-align="middle" draw:auto-grow-height="false" fo:min-height="2.549cm" fo:min-width="1.9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14" style:family="graphic" style:parent-style-name="standard" style:list-style-name="L1">
      <style:graphic-properties draw:textarea-vertical-align="middle" draw:auto-grow-height="false" fo:min-height="1.95cm" fo:min-width="2.898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textarea-vertical-align="middle" draw:auto-grow-height="false" fo:min-height="0.702cm" fo:min-width="1.656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textarea-vertical-align="middle" draw:auto-grow-height="false" fo:min-height="0.386cm" fo:min-width="1.088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vertical-align="middle" draw:auto-grow-height="false" fo:min-height="1.792cm" fo:min-width="3.628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vertical-align="middle" draw:auto-grow-height="false" fo:min-height="1.536cm" fo:min-width="2.357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vertical-align="middle" draw:auto-grow-height="false" fo:min-height="0.896cm" fo:min-width="1.916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653cm" fo:min-width="2.626cm" style:writing-mode="lr-tb" loext:decorative="false"/>
      <style:paragraph-properties style:writing-mode="lr-tb"/>
    </style:style>
    <style:style style:name="gr21" style:family="graphic" style:parent-style-name="standard">
      <style:graphic-properties draw:textarea-vertical-align="middle" draw:auto-grow-height="false" fo:min-height="1.026cm" fo:min-width="2.041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fill="none" draw:textarea-vertical-align="middle" loext:decorative="false"/>
      <style:paragraph-properties style:writing-mode="lr-tb"/>
    </style:style>
    <style:style style:name="gr23" style:family="graphic" style:parent-style-name="standard" style:list-style-name="L1">
      <style:graphic-properties draw:textarea-vertical-align="middle" draw:auto-grow-height="false" fo:min-height="0.703cm" fo:min-width="2.783cm" style:writing-mode="lr-tb" loext:decorative="false"/>
      <style:paragraph-properties style:writing-mode="lr-tb"/>
    </style:style>
    <style:style style:name="gr24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25" style:family="graphic" style:parent-style-name="standard">
      <style:graphic-properties draw:textarea-vertical-align="middle" draw:auto-grow-height="false" fo:min-height="0.385cm" fo:min-width="3.945cm" style:writing-mode="lr-tb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896cm" fo:min-width="1.599cm" style:writing-mode="lr-tb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611cm" fo:min-width="1.63cm" style:writing-mode="lr-tb" loext:decorative="fals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338cm" fo:min-width="3.937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textarea-vertical-align="middle" draw:auto-grow-height="false" fo:min-height="0.544cm" fo:min-width="1.051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1.338cm" fo:min-width="3.94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1.338cm" fo:min-width="2.356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1.338cm" fo:min-width="2.991cm" style:writing-mode="lr-tb" loext:decorative="false"/>
      <style:paragraph-properties style:writing-mode="lr-tb"/>
    </style:style>
    <style:style style:name="gr33" style:family="graphic" style:parent-style-name="standard">
      <style:graphic-properties draw:textarea-vertical-align="middle" loext:decorative="false"/>
    </style:style>
    <style:style style:name="P1" style:family="paragraph">
      <loext:graphic-properties draw:fill="none"/>
      <style:paragraph-properties fo:text-align="center"/>
      <style:text-properties fo:color="#000000" loext:opacity="100%" fo:font-size="10pt"/>
    </style:style>
    <style:style style:name="P2" style:family="paragraph">
      <style:paragraph-properties fo:text-align="center"/>
      <style:text-properties fo:color="#000000" loext:opacity="100%" fo:font-size="10pt" style:font-size-asian="10pt" style:font-size-complex="10pt"/>
    </style:style>
    <style:style style:name="P3" style:family="paragraph">
      <style:paragraph-properties fo:text-align="center" style:writing-mode="lr-tb"/>
      <style:text-properties fo:color="#000000" loext:opacity="100%" fo:font-size="10pt" style:font-size-asian="10pt" style:font-size-complex="10pt"/>
    </style:style>
    <style:style style:name="P4" style:family="paragraph">
      <style:paragraph-properties fo:text-align="center"/>
      <style:text-properties fo:color="#000000" loext:opacity="100%" fo:font-size="10pt"/>
    </style:style>
    <style:style style:name="P5" style:family="paragraph">
      <loext:graphic-properties draw:fill="solid" draw:fill-color="#5983b0"/>
      <style:paragraph-properties fo:text-align="center" style:writing-mode="lr-tb"/>
      <style:text-properties fo:color="#000000" loext:opacity="100%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margin-left="0cm" fo:margin-right="0cm" fo:margin-top="0.254cm" fo:margin-bottom="0cm" fo:line-height="100%" fo:text-align="end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/>
      <style:paragraph-properties fo:margin-left="0cm" fo:margin-right="0cm" fo:text-align="start" fo:text-indent="0cm"/>
      <style:text-properties fo:color="#000000" loext:opacity="100%" fo:font-size="10pt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="none"/>
      <style:paragraph-properties fo:margin-left="0cm" fo:margin-right="0cm" fo:text-align="center" fo:text-indent="0cm"/>
    </style:style>
    <style:style style:name="P14" style:family="paragraph">
      <loext:graphic-properties draw:fill="none"/>
      <style:paragraph-properties fo:margin-left="0cm" fo:margin-right="0cm" fo:text-align="start" fo:text-indent="0cm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10pt" style:font-size-asian="10pt" style:font-size-complex="10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10pt" style:font-size-asian="10pt" style:font-size-complex="10pt"/>
    </style:style>
    <style:style style:name="T1" style:family="text">
      <style:text-properties fo:color="#000000" loext:opacity="100%" fo:font-size="10pt" style:font-size-asian="10pt" style:font-size-complex="10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8.62cm" svg:y1="1.635cm" svg:x2="10.842cm" svg:y2="2.587cm" draw:start-shape="id1" draw:start-glue-point="1" draw:end-shape="id2" draw:end-glue-point="0" svg:d="M8620 1635l2222 952" svg:viewBox="0 0 2223 953">
          <text:p/>
        </draw:connector>
        <draw:custom-shape draw:style-name="gr2" draw:text-style-name="P3" xml:id="id22" draw:id="id22" draw:layer="layout" svg:width="4.44cm" svg:height="0.953cm" draw:transform="skewX (0.00418879020478639) translate (1.956cm 5.127cm)">
          <text:p text:style-name="P2"><text:span text:style-name="T1">SHOW Check-in/Check-Out P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4.437cm" svg:height="1.906cm" draw:transform="skewX (0.00436332312998582) translate (1.959cm 6.079cm)">
          <text:p text:style-name="P2"><text:span text:style-name="T1">- SEARCH Pet Name</text:span></text:p>
          <text:p text:style-name="P2"><text:span text:style-name="T2">- </text:span><text:span text:style-name="T1">SEARCH Pet Cat/Dog</text:span></text:p>
          <text:p text:style-name="P2"><text:span text:style-name="T2">- </text:span><text:span text:style-name="T1">SEARCH Owner Name</text:span></text:p>
          <text:p text:style-name="P2"><text:span text:style-name="T1">PROMPT Re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857cm" svg:height="2.54cm" svg:x="8.62cm" svg:y="16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" draw:id="id3" draw:layer="layout" svg:width="2.222cm" svg:height="1.588cm" svg:x="6.715cm" svg:y="13.064cm">
          <text:p text:style-name="P2"><text:span text:style-name="T1">IF Data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" draw:layer="layout" draw:type="lines" svg:x1="7.826cm" svg:y1="14.652cm" svg:x2="8.144cm" svg:y2="15.605cm" draw:start-shape="id3" draw:start-glue-point="6" draw:end-shape="id4" draw:end-glue-point="5" svg:d="M7826 14652v501l318-49v501" svg:viewBox="0 0 319 954">
          <text:p text:style-name="P6"><text:span text:style-name="T3">no</text:span></text:p>
        </draw:connector>
        <draw:connector draw:style-name="gr7" draw:text-style-name="P7" draw:layer="layout" draw:type="lines" svg:x1="6.12cm" svg:y1="17.351cm" svg:x2="1.955cm" svg:y2="7.032cm" draw:start-shape="id4" draw:start-glue-point="9" draw:end-shape="id5" draw:end-glue-point="3" svg:d="M6120 17351h-1175l-3496-10319h506" svg:viewBox="0 0 4672 10320">
          <text:p/>
        </draw:connector>
        <draw:connector draw:style-name="gr6" draw:text-style-name="P1" draw:layer="layout" draw:type="lines" svg:x1="6.392cm" svg:y1="7.032cm" svg:x2="9.576cm" svg:y2="7.191cm" draw:start-shape="id5" draw:start-glue-point="1" draw:end-shape="id6" draw:end-glue-point="3" svg:d="M6392 7032h504l2175 159h505" svg:viewBox="0 0 3185 160">
          <text:p text:style-name="P6"><text:span text:style-name="T3">Check-in Pet</text:span></text:p>
        </draw:connector>
        <draw:custom-shape draw:style-name="gr8" draw:text-style-name="P3" xml:id="id2" draw:id="id2" draw:layer="measurelines" svg:width="4.445cm" svg:height="0.635cm" svg:x="8.62cm" svg:y="2.587cm">
          <text:p text:style-name="P2"><text:span text:style-name="T1">HOW Ma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measurelines" draw:type="lines" svg:x1="20.054cm" svg:y1="14.969cm" svg:x2="20.935cm" svg:y2="13.064cm" draw:start-shape="id7" draw:start-glue-point="0" draw:end-shape="id8" draw:end-glue-point="6" svg:d="M20054 14969v-501l881-902v-502" svg:viewBox="0 0 882 1906">
          <text:p text:style-name="P8"><text:span text:style-name="T1">Dog</text:span></text:p>
          <text:p text:style-name="P8"><text:span text:style-name="T1">Check-IN</text:span></text:p>
        </draw:connector>
        <draw:custom-shape draw:style-name="gr10" draw:text-style-name="P11" xml:id="id18" draw:id="id18" draw:layer="measurelines" svg:width="4.127cm" svg:height="1.27cm" svg:x="4.81cm" svg:y="8.302cm">
          <text:p text:style-name="P10"><text:span text:style-name="T1">SEARCH</text:span></text:p>
          <text:p text:style-name="P10"><text:span text:style-name="T1">- Return Owner/Pet/ Category Fou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3" draw:layer="measurelines" svg:x1="6.874cm" svg:y1="11.16cm" svg:x2="7.826cm" svg:y2="13.064cm" draw:start-shape="id9" draw:start-glue-point="8" draw:end-shape="id3" draw:end-glue-point="4" svg:d="M6874 11160v953h952v951" svg:viewBox="0 0 953 1905">
          <text:p text:style-name="P12">Open/</text:p>
          <text:p text:style-name="P12">Close</text:p>
        </draw:connector>
        <draw:custom-shape draw:style-name="gr12" draw:text-style-name="P11" xml:id="id10" draw:id="id10" draw:layer="measurelines" svg:width="3.81cm" svg:height="4.445cm" svg:x="1cm" svg:y="12.112cm">
          <text:p text:style-name="P10"><text:span text:style-name="T1">DISPLAY info PROMPT UPDATE Pet Info</text:span></text:p>
          <text:p text:style-name="P10"><text:span text:style-name="T1">Age</text:span></text:p>
          <text:p text:style-name="P10"><text:span text:style-name="T1">Type</text:span></text:p>
          <text:p text:style-name="P10"><text:span text:style-name="T1">Name</text:span></text:p>
          <text:p text:style-name="P10"><text:span text:style-name="T1">- IF Dog;</text:span></text:p>
          <text:p text:style-name="P10"><text:span text:style-name="T1">Weight</text:span></text:p>
          <text:p text:style-name="P10"><text:span text:style-name="T1"/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3" draw:text-style-name="P13" draw:layer="measurelines" draw:type="lines" svg:x1="2.905cm" svg:y1="12.112cm" svg:x2="1.955cm" svg:y2="7.032cm" draw:start-shape="id10" draw:start-glue-point="5" draw:end-shape="id5" draw:end-glue-point="3" svg:d="M2905 12112v-502l-1456-4578h506" svg:viewBox="0 0 1457 5081">
          <text:p/>
        </draw:connector>
        <draw:connector draw:style-name="gr6" draw:text-style-name="P13" draw:layer="measurelines" draw:type="lines" svg:x1="6.715cm" svg:y1="13.858cm" svg:x2="4.334cm" svg:y2="14.335cm" draw:start-shape="id3" draw:start-glue-point="5" draw:end-shape="id10" draw:end-glue-point="6" svg:d="M6715 13858h-500l-903 477h-978" svg:viewBox="0 0 2382 478">
          <text:p text:style-name="P12">yes</text:p>
        </draw:connector>
        <draw:custom-shape draw:style-name="gr14" draw:text-style-name="P11" xml:id="id4" draw:id="id4" draw:layer="measurelines" svg:width="5.396cm" svg:height="3.492cm" svg:x="5.446cm" svg:y="15.605cm">
          <text:p text:style-name="P10"><text:span text:style-name="T1"/></text:p>
          <text:p text:style-name="P10"><text:span text:style-name="T1">PROMPT Pet Info;</text:span></text:p>
          <text:p text:style-name="P10"><text:span text:style-name="T1">Age</text:span></text:p>
          <text:p text:style-name="P10"><text:span text:style-name="T1">Type</text:span></text:p>
          <text:p text:style-name="P10"><text:span text:style-name="T1">Name</text:span></text:p>
          <text:p text:style-name="P10"><text:span text:style-name="T1">- IF Dog;</text:span></text:p>
          <text:p text:style-name="P10"><text:span text:style-name="T1">Weight</text:span></text:p>
          <text:p text:style-name="P10"><text:span text:style-name="T1"/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1" xml:id="id8" draw:id="id8" draw:layer="measurelines" svg:width="4.31cm" svg:height="1.904cm" draw:transform="skewX (0.0774926187885482) translate (18.928cm 11.16cm)">
          <text:p text:style-name="P10">IF min_days &amp; Groom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3" draw:layer="measurelines" draw:type="line" svg:x1="21.083cm" svg:y1="11.16cm" svg:x2="21.026cm" svg:y2="9.89cm" draw:start-shape="id8" draw:start-glue-point="4" draw:end-shape="id11" draw:end-glue-point="2" svg:d="M21083 11160l-57-1270" svg:viewBox="0 0 58 1271">
          <text:p text:style-name="P12">Yes</text:p>
        </draw:connector>
        <draw:custom-shape draw:style-name="gr16" draw:text-style-name="P11" xml:id="id12" draw:id="id12" draw:layer="measurelines" svg:width="3.175cm" svg:height="1.27cm" svg:x="14.335cm" svg:y="7.985cm">
          <text:p text:style-name="P10">IF Book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3" draw:layer="measurelines" draw:type="line" svg:x1="20.054cm" svg:y1="14.969cm" svg:x2="15.923cm" svg:y2="9.255cm" draw:start-shape="id7" draw:start-glue-point="0" draw:end-shape="id12" draw:end-glue-point="6" svg:d="M20054 14969l-4131-5714" svg:viewBox="0 0 4132 5715">
          <text:p text:style-name="P12">Cat </text:p>
          <text:p text:style-name="P12">Check-IN</text:p>
        </draw:connector>
        <draw:connector draw:style-name="gr6" draw:text-style-name="P14" draw:layer="measurelines" draw:type="lines" svg:x1="15.519cm" svg:y1="14.652cm" svg:x2="11.954cm" svg:y2="13.867cm" draw:start-shape="id13" draw:start-glue-point="6" draw:end-shape="id14" draw:end-glue-point="6" svg:d="M15519 14652v502l-3565-635v-652" svg:viewBox="0 0 3566 1288">
          <text:p text:style-name="P8">No open spots</text:p>
        </draw:connector>
        <draw:custom-shape draw:style-name="gr17" draw:text-style-name="P15" xml:id="id14" draw:id="id14" draw:layer="measurelines" svg:width="4.127cm" svg:height="2.54cm" svg:x="9.89cm" svg:y="11.477cm">
          <text:p text:style-name="P6">DISPLAY Calendar of available spots;</text:p>
          <text:p text:style-name="P6">Cat/Dog For selected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3" draw:layer="measurelines" draw:type="line" svg:x1="11.954cm" svg:y1="11.477cm" svg:x2="11cm" svg:y2="7.985cm" draw:start-shape="id14" draw:start-glue-point="4" draw:end-shape="id6" svg:d="M11954 11477l-954-3492" svg:viewBox="0 0 955 3493">
          <text:p text:style-name="P12">Check</text:p>
          <text:p text:style-name="P12">New Days</text:p>
        </draw:connector>
        <draw:custom-shape draw:style-name="gr18" draw:text-style-name="P15" xml:id="id23" draw:id="id23" draw:layer="measurelines" svg:width="2.857cm" svg:height="2.222cm" svg:x="1.635cm" svg:y="1.952cm">
          <text:p text:style-name="P6">SHOW Calendar Popup Of used Spots/Free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9" draw:text-style-name="P15" xml:id="id15" draw:id="id15" draw:layer="measurelines" svg:width="2.54cm" svg:height="1.27cm" svg:x="14.652cm" svg:y="4.175cm">
          <text:p text:style-name="P6">UPDATE</text:p>
          <text:p text:style-name="P6">Calendar</text:p>
          <text:p text:style-name="P6">Book Room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onnector draw:style-name="gr6" draw:text-style-name="P13" draw:layer="measurelines" draw:type="line" svg:x1="14.335cm" svg:y1="8.62cm" svg:x2="15.922cm" svg:y2="5.445cm" draw:start-shape="id12" draw:start-glue-point="5" draw:end-shape="id15" draw:end-glue-point="2" svg:d="M14335 8620l1587-3175" svg:viewBox="0 0 1588 3176">
          <text:p text:style-name="P12">Yes</text:p>
        </draw:connector>
        <draw:connector draw:style-name="gr13" draw:text-style-name="P13" draw:layer="measurelines" draw:type="line" svg:x1="14.652cm" svg:y1="4.81cm" svg:x2="13.062cm" svg:y2="4.651cm" draw:start-shape="id15" draw:start-glue-point="5" draw:end-shape="id16" draw:end-glue-point="1" svg:d="M14652 4810l-1590-159" svg:viewBox="0 0 1591 160">
          <text:p/>
        </draw:connector>
        <draw:custom-shape draw:style-name="gr20" draw:text-style-name="P15" xml:id="id11" draw:id="id11" draw:layer="layout" svg:width="3.222cm" svg:height="0.999cm" svg:x="19.415cm" svg:y="8.891cm">
          <text:p text:style-name="P6">ADD Groom Fee <text:s/>based on <text:s/>p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3" draw:layer="measurelines" draw:type="line" svg:x1="19.415cm" svg:y1="9.39cm" svg:x2="17.51cm" svg:y2="8.62cm" draw:start-shape="id11" draw:start-glue-point="3" draw:end-shape="id12" draw:end-glue-point="7" svg:d="M19415 9390l-1905-770" svg:viewBox="0 0 1906 771">
          <text:p/>
        </draw:connector>
        <draw:connector draw:style-name="gr6" draw:text-style-name="P13" draw:layer="measurelines" draw:type="line" svg:x1="18.854cm" svg:y1="12.112cm" svg:x2="17.51cm" svg:y2="8.62cm" draw:start-shape="id8" draw:start-glue-point="5" draw:end-shape="id12" draw:end-glue-point="7" svg:d="M18854 12112l-1344-3492" svg:viewBox="0 0 1345 3493">
          <text:p text:style-name="P12">ELSE:</text:p>
          <text:p text:style-name="P12">No</text:p>
        </draw:connector>
        <draw:connector draw:style-name="gr6" draw:text-style-name="P13" draw:layer="measurelines" draw:type="line" svg:x1="14.335cm" svg:y1="8.62cm" svg:x2="13.062cm" svg:y2="4.651cm" draw:start-shape="id12" draw:start-glue-point="5" draw:end-shape="id16" draw:end-glue-point="1" svg:d="M14335 8620l-1273-3969" svg:viewBox="0 0 1274 3970">
          <text:p text:style-name="P12">ELSE:</text:p>
          <text:p text:style-name="P12">No</text:p>
        </draw:connector>
        <draw:custom-shape draw:style-name="gr21" draw:text-style-name="P15" xml:id="id17" draw:id="id17" draw:layer="measurelines" svg:width="2.54cm" svg:height="1.587cm" svg:x="18.145cm" svg:y="5.445cm">
          <text:p text:style-name="P6">DISPLAY Final Invoic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2" draw:text-style-name="P13" draw:layer="measurelines" draw:type="lines" svg:x1="15.923cm" svg:y1="7.985cm" svg:x2="19.415cm" svg:y2="6.938cm" draw:start-shape="id12" draw:start-glue-point="4" draw:end-shape="id17" draw:end-glue-point="6" svg:d="M15923 7985v-501l3492 49v-595" svg:viewBox="0 0 3493 1048">
          <text:p text:style-name="P12">Screen</text:p>
        </draw:connector>
        <draw:custom-shape draw:style-name="gr23" draw:text-style-name="P11" xml:id="id9" draw:id="id9" draw:layer="measurelines" svg:width="5.397cm" svg:height="0.952cm" svg:x="4.175cm" svg:y="10.208cm">
          <text:p text:style-name="P10"><text:span text:style-name="T1">SEARCH Name Pet/Owner/Ca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4" draw:text-style-name="P13" draw:layer="measurelines" draw:type="curve" svg:x1="6.873cm" svg:y1="9.572cm" svg:x2="7.413cm" svg:y2="10.208cm" draw:start-shape="id18" draw:start-glue-point="2" draw:end-shape="id9" draw:end-glue-point="4" svg:d="M6873 9572c0 478 540 161 540 636" svg:viewBox="0 0 541 637">
          <text:p/>
        </draw:connector>
        <draw:custom-shape draw:style-name="gr25" draw:text-style-name="P15" xml:id="id19" draw:id="id19" draw:layer="measurelines" svg:width="4.445cm" svg:height="0.635cm" svg:x="8.62cm" svg:y="3.222cm">
          <text:p text:style-name="P6">- PROMPT Exi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3" draw:layer="measurelines" draw:type="curve" svg:x1="13.065cm" svg:y1="3.539cm" svg:x2="15.609cm" svg:y2="2.111cm" draw:start-shape="id19" draw:start-glue-point="1" draw:end-shape="id20" draw:end-glue-point="3" svg:d="M13065 3539c1905 0 633-1428 2544-1428" svg:viewBox="0 0 2545 1429">
          <text:p text:style-name="P12">EXIT</text:p>
        </draw:connector>
        <draw:custom-shape draw:style-name="gr26" draw:text-style-name="P15" xml:id="id1" draw:id="id1" draw:layer="layout" svg:width="2.223cm" svg:height="1.27cm" svg:x="6.397cm" svg:y="1cm">
          <text:p text:style-name="P6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5" xml:id="id21" draw:id="id21" draw:layer="layout" svg:width="2.222cm" svg:height="0.953cm" svg:x="20.05cm" svg:y="1.634cm">
          <text:p text:style-name="P6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6" draw:layer="layout" draw:type="line" svg:x1="19.1cm" svg:y1="2.111cm" svg:x2="20.05cm" svg:y2="2.11cm" draw:start-shape="id20" draw:start-glue-point="1" draw:end-shape="id21" draw:end-glue-point="3" svg:d="M19100 2111l950-1" svg:viewBox="0 0 951 2">
          <text:p/>
        </draw:connector>
        <draw:connector draw:style-name="gr13" draw:text-style-name="P16" draw:layer="measurelines" draw:type="curve" draw:line-skew="0.753cm" svg:x1="4.169cm" svg:y1="7.985cm" svg:x2="4.714cm" svg:y2="10.684cm" draw:start-shape="id5" draw:start-glue-point="2" draw:end-shape="id9" draw:end-glue-point="6" svg:d="M4169 7985c0 2797 545 1448 545 2699" svg:viewBox="0 0 546 2700">
          <text:p/>
        </draw:connector>
        <draw:custom-shape draw:style-name="gr28" draw:text-style-name="P3" xml:id="id16" draw:id="id16" draw:layer="layout" svg:width="4.437cm" svg:height="1.588cm" draw:transform="skewX (0.00436332312998582) translate (8.628cm 3.857cm)">
          <text:p text:style-name="P2"><text:span text:style-name="T1">- PROMPT Check-in/Check-out</text:span></text:p>
          <text:p text:style-name="P2"><text:span text:style-name="T1">- PROMPT Edit 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6" draw:layer="layout" draw:type="line" svg:x1="12.432cm" svg:y1="7.191cm" svg:x2="15.643cm" svg:y2="13.064cm" draw:start-shape="id6" draw:start-glue-point="1" draw:end-shape="id13" draw:end-glue-point="4" svg:d="M12432 7191l3211 5873" svg:viewBox="0 0 3212 5874">
          <text:p/>
        </draw:connector>
        <draw:custom-shape draw:style-name="gr29" draw:text-style-name="P11" xml:id="id13" draw:id="id13" draw:layer="layout" svg:width="3.101cm" svg:height="1.588cm" draw:transform="skewX (0.0774926187885482) translate (14.091cm 13.064cm)">
          <text:p text:style-name="P10">IF</text:p>
          <text:p text:style-name="P10">Spot Op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8" xml:id="id7" draw:id="id7" draw:layer="layout" svg:width="4.44cm" svg:height="1.588cm" draw:transform="skewX (0.00418879020478639) translate (17.834cm 14.969cm)">
          <text:p text:style-name="P17"><text:span text:style-name="T1">PROCESS Fee For </text:span><text:span text:style-name="T1">Selected Dog Size Or 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8" xml:id="id6" draw:id="id6" draw:layer="layout" svg:width="2.856cm" svg:height="1.588cm" draw:transform="skewX (0.00418879020478639) translate (9.579cm 6.397cm)">
          <text:p text:style-name="P17"><text:span text:style-name="T1">PROCE</text:span><text:span text:style-name="T1">SS </text:span><text:span text:style-name="T1">Request</text:span><text:span text:style-name="T1">ed Day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6" draw:layer="layout" draw:line-skew="-5.899cm -3.358cm" svg:x1="17.132cm" svg:y1="13.858cm" svg:x2="17.831cm" svg:y2="15.763cm" draw:start-shape="id13" draw:start-glue-point="7" draw:end-shape="id7" draw:end-glue-point="3" svg:d="M17132 13858h-257v-158h451v2063h505" svg:viewBox="0 0 957 2064">
          <text:p text:style-name="P6">Open</text:p>
        </draw:connector>
        <draw:custom-shape draw:style-name="gr32" draw:text-style-name="P18" xml:id="id20" draw:id="id20" draw:layer="layout" svg:width="3.491cm" svg:height="1.588cm" draw:transform="skewX (0.00418879020478639) translate (15.612cm 1.317cm)">
          <text:p text:style-name="P17"><text:span text:style-name="T1">PROCESS cleanup</text:span></text:p>
          <text:p text:style-name="P17"><text:span text:style-name="T1">- Close DB </text:span></text:p>
          <text:p text:style-name="P17"><text:span text:style-name="T1">- Kill Threa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6" draw:layer="layout" svg:x1="4.176cm" svg:y1="5.127cm" svg:x2="3.063cm" svg:y2="4.043cm" draw:start-shape="id22" draw:start-glue-point="0" draw:end-shape="id23" draw:end-glue-point="6" svg:d="M4176 5127v-476h-1113v-608" svg:viewBox="0 0 1114 1085">
          <text:p/>
        </draw:connector>
        <draw:connector draw:style-name="gr24" draw:text-style-name="P16" draw:layer="layout" draw:type="line" svg:x1="6.394cm" svg:y1="5.603cm" svg:x2="8.625cm" svg:y2="4.651cm" draw:start-shape="id22" draw:start-glue-point="1" draw:end-shape="id16" draw:end-glue-point="3" svg:d="M6394 5603l2231-952" svg:viewBox="0 0 2232 95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2:11:52.476155863</meta:creation-date>
    <dc:date>2024-09-25T21:53:52.479997115</dc:date>
    <meta:editing-duration>P1DT20H43M20S</meta:editing-duration>
    <meta:editing-cycles>22</meta:editing-cycles>
    <meta:generator>LibreOffice/24.2.6.2$Linux_X86_64 LibreOffice_project/420$Build-2</meta:generator>
    <meta:print-date>2024-09-04T22:31:26.029698321</meta:print-date>
    <meta:printed-by>PDF files</meta:printed-by>
    <meta:document-statistic meta:object-count="50"/>
  </office:meta>
</office:document-meta>
</file>